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style:font-name="Verdana" fo:font-size="14pt" style:font-size-asian="12.25pt" style:font-size-complex="14pt"/>
    </style:style>
    <style:style style:name="P2" style:family="paragraph" style:parent-style-name="Preformatted_20_Text">
      <style:text-properties style:font-name="Verdana" fo:font-size="10pt" style:font-size-asian="8.75pt" style:font-size-complex="10pt"/>
    </style:style>
    <style:style style:name="P3" style:family="paragraph" style:parent-style-name="Preformatted_20_Text">
      <style:paragraph-properties fo:text-align="end" style:justify-single-word="false"/>
      <style:text-properties style:font-name="Verdana" fo:font-size="10pt" style:font-size-asian="8.75pt" style:font-size-complex="10pt"/>
    </style:style>
    <style:style style:name="P4" style:family="paragraph" style:parent-style-name="Preformatted_20_Text">
      <style:text-properties style:font-name="Verdana" fo:font-size="10pt" style:text-underline-style="solid" style:text-underline-width="auto" style:text-underline-color="font-color" fo:font-weight="bold" style:font-size-asian="8.75pt" style:font-weight-asian="bold" style:font-size-complex="1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nuel Camargo Lominchar</text:p>
      <text:p text:style-name="P3">75797671K</text:p>
      <text:p text:style-name="P3">Ingeniería Técnica Informática de Sistemas</text:p>
      <text:p text:style-name="P3">Grupo 48 – Grupo B</text:p>
      <text:p text:style-name="P1"/>
      <text:p text:style-name="P1">Programación Orientada a Objetos</text:p>
      <text:p text:style-name="P1">Memoria Clase Fecha <text:s/>- Práctica 0 </text:p>
      <text:p text:style-name="P1"/>
      <text:p text:style-name="P2">Acerca del constructor Predeterminado y la conversión de entero, dos enteros y tres enteros que corresponden a los cuatro primeros apartados de la práctica, se diseña un Constructor para realizar todas estas funciones.</text:p>
      <text:p text:style-name="P2"/>
      <text:p text:style-name="P2">La idea se basa en definirlo con valores por defecto a 0, y así adicionalmente poder cumplir la premisa impuesta, de tratar los valores 0 como valores vacíos.</text:p>
      <text:p text:style-name="P2"/>
      <text:p text:style-name="P2">Ya dentro de la implementación del constructor, se hacen llamadas a las funciones de control de tiempo como time (hora local), y localtime (transformación a la estructura de tipo tm con atributos varios para poder extraer día, mes, año, entre otros).</text:p>
      <text:p text:style-name="P2"/>
      <text:p text:style-name="P2">Según si se dio o no valor por defecto (0), seleccionamos el valor dado o en su defecto, el valor ofrecido por las funciones de tiempo de sistema anteriormente mencionadas.</text:p>
      <text:p text:style-name="P2"/>
      <text:p text:style-name="P2">Finalmente se realizan las comprobaciones pertinentes para observar si la fecha es correcta, y se termina de construir una instancia de la Clase fecha con todo esto, o si no lo es, se devuelve una excepción de clase Invalida, que mas tarde se podrá tratar.</text:p>
      <text:p text:style-name="P2"/>
      <text:p text:style-name="P2">La clase Invalida se diseña como subclase de la propia clase Fecha. En esta creamos un Constructor para inicializar el valor que aportamos al llamar a esta clase en las excepciones y un método observador “por_que” para poder extraer este atributo de clase.</text:p>
      <text:p text:style-name="P2"/>
      <text:p text:style-name="P2">Sobre la conversión de cadena de caracteres de bajo nivel a Fecha, se realiza un método con diversas comprobaciones para poder averiguar si la cadena sigue el formato exacto especifico, o tiene caracteres inútiles o “ilegales” cara a la construcción de la instancia de la clase. </text:p>
      <text:p text:style-name="P2"/>
      <text:p text:style-name="P2">Acerca del constructor de copia y la sobrecarga del operador de asignación, realmente al ser una clase tan sencilla, con atributos claros (tres atributos de clase entero), el compilador podrá ofrecernos una versión aceptable en la mayoría de los casos, así dejo el ofrecido por defecto.</text:p>
      <text:p text:style-name="P2"/>
      <text:p text:style-name="P2">Por otro lado, los métodos observadores y modificaciones de la clase Fecha, son simples, devolviendo el atributo sin mas.</text:p>
      <text:p text:style-name="P2"/>
      <text:p text:style-name="P2">La mayoría de los operadores, los defino dentro de la clase, ya que realmente se ofrece bastante conmutabilidad ya que ambos parámetros son del mismo tipo, y en los casos unarios, es la mejor opción por excelencia. Aparte en el caso de la mayoría de los unarios de suma/resta con asignación, post/pre incremento, utilizamos la operación de sobrecarga de la suma y la resta también definida implícitamente.</text:p>
      <text:p text:style-name="P2"/>
      <text:p text:style-name="P4">--- DUDA --- sobre la sobrecarga de las funciones de suma y resta y el uso del friend</text:p>
      <text:p text:style-name="P2"/>
      <text:p text:style-name="P2">Finalmente, acerca de la conversión de Fecha a cadena de bajo nivel, simplemente se utilizan operaciones manejadoras de cadenas de caracteres para mostrar todos los atributos de la clase a voluntad del ejercicio como puede verse en la implementación</text:p>
      <text:p text:style-name="P2"/>
      <text:p text:style-name="P2">Se incluye a continuación el código de la definición e implementación completo</text:p>
      <text:p text:style-name="P2"/>
      <text:p text:style-name="P4"><text:s/>--- INCLUIR CUANDO ESTE COMPLETA Y CERRADA LA PRACTICA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document-statistic meta:table-count="0" meta:image-count="0" meta:object-count="0" meta:page-count="1" meta:paragraph-count="20" meta:word-count="503" meta:character-count="3031"/>
    <dc:date>2010-03-21T20:26:15</dc:date>
    <dc:creator>Manuel Camargo</dc:creator>
    <meta:generator>OpenOffice.org/3.1$Unix OpenOffice.org_project/310m19$Build-9420</meta:generator>
  </office:meta>
</office:document-meta>
</file>